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line-height="100%" fo:orphans="2" fo:widows="2" fo:text-indent="0cm" style:auto-text-indent="false" fo:padding="0cm" fo:border="none" style:writing-mode="lr-tb"/>
      <style:text-properties fo:font-variant="normal" fo:text-transform="none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fo:line-height="100%" fo:orphans="2" fo:widows="2" fo:text-indent="0cm" style:auto-text-indent="false" fo:padding="0cm" fo:border="none" style:writing-mode="lr-tb"/>
      <style:text-properties fo:font-variant="normal" fo:text-transform="none" fo:letter-spacing="normal"/>
    </style:style>
    <style:style style:name="P3" style:family="paragraph" style:parent-style-name="Heading_20_10">
      <style:text-properties fo:font-weight="bold" style:font-weight-asian="bold" style:font-weight-complex="bold"/>
    </style:style>
    <style:style style:name="T1" style:family="text">
      <style:text-properties fo:font-style="normal"/>
    </style:style>
    <style:style style:name="T2" style:family="text">
      <style:text-properties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FEUILLE DE ROUTE</text:h>
      <text:h text:style-name="Heading_20_10" text:outline-level="10">Nom choisi par le groupe : </text:h>
      <text:p text:style-name="Standard">Vegeta</text:p>
      <text:p text:style-name="Standard"/>
      <text:h text:style-name="P3" text:outline-level="10"><text:span text:style-name="T1">Membres du groupe :</text:span></text:h>
      <text:p text:style-name="P1">Anaelle Dambreville, <text:a xlink:type="simple" xlink:href="mailto:anaelle.dambreville@gmail.com" text:style-name="Internet_20_link" text:visited-style-name="Visited_20_Internet_20_Link">anaelle.dambreville@gmail.com</text:a></text:p>
      <text:p text:style-name="P2"><text:span text:style-name="T2">Ouhi Nabil, </text:span><text:a xlink:type="simple" xlink:href="mailto:nabilouhi@hotmail.com" text:style-name="Internet_20_link" text:visited-style-name="Visited_20_Internet_20_Link"><text:span text:style-name="T2">nabilouhi@hotmail.com</text:span></text:a></text:p>
      <text:p text:style-name="P2"><text:span text:style-name="T2">Roudmane Idriss, </text:span><text:a xlink:type="simple" xlink:href="mailto:roudmane@gmail.com" text:style-name="Internet_20_link" text:visited-style-name="Visited_20_Internet_20_Link"><text:span text:style-name="T2">roudmane@gmail.com</text:span></text:a></text:p>
      <text:p text:style-name="P2"><text:span text:style-name="T2">Samreth Darren, </text:span><text:a xlink:type="simple" xlink:href="mailto:darrens@hotmail.fr" text:style-name="Internet_20_link" text:visited-style-name="Visited_20_Internet_20_Link"><text:span text:style-name="T2">darrens@hotmail.fr</text:span></text:a></text:p>
      <text:p text:style-name="P2"><text:span text:style-name="T2"/></text:p>
      <text:h text:style-name="Heading_20_10" text:outline-level="10">Liste des documents à lire :</text:h>
      <text:p text:style-name="P1"/>
      <text:h text:style-name="Heading_20_10" text:outline-level="10">Diagramme de Gantt :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left="0cm" fo:margin-right="0cm" fo:margin-top="0.72cm" fo:margin-bottom="0.711cm" fo:text-align="center" style:justify-single-word="false" fo:text-indent="0cm" style:auto-text-indent="false" fo:keep-with-next="always"/>
      <style:text-properties style:font-name="Arial" fo:font-size="15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21cm" fo:text-align="start" style:justify-single-word="false"/>
      <style:text-properties fo:font-size="75%" fo:font-weight="bold" style:font-size-asian="75%" style:font-weight-asian="bold" style:font-size-complex="75%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aelle Dambreville</meta:initial-creator>
    <meta:creation-date>2017-09-25T15:51:03.31</meta:creation-date>
    <meta:document-statistic meta:table-count="0" meta:image-count="0" meta:object-count="0" meta:page-count="1" meta:paragraph-count="10" meta:word-count="36" meta:character-count="268"/>
    <dc:date>2017-09-25T15:56:03.66</dc:date>
    <dc:creator>Anaelle Dambreville</dc:creator>
    <meta:editing-duration>PT5M3S</meta:editing-duration>
    <meta:editing-cycles>1</meta:editing-cycles>
    <meta:generator>OpenOffice/4.1.3$Win32 OpenOffice.org_project/413m1$Build-9783</meta:generator>
  </office:meta>
</office:document-meta>
</file>